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size="18pt" style:font-size-asian="18pt" style:font-size-complex="18pt"/>
    </style:style>
    <style:style style:name="P2" style:parent-style-name="Standaard" style:family="paragraph">
      <style:paragraph-properties fo:text-align="center"/>
      <style:text-properties fo:font-size="16pt" style:font-size-asian="16pt" style:font-size-complex="16pt"/>
    </style:style>
    <style:style style:name="P3" style:parent-style-name="Standaard" style:family="paragraph">
      <style:paragraph-properties fo:text-align="center"/>
      <style:text-properties fo:font-size="22pt" style:font-size-asian="22pt" style:font-size-complex="22pt"/>
    </style:style>
    <style:style style:name="P4" style:parent-style-name="Standaard" style:family="paragraph">
      <style:paragraph-properties fo:margin-left="0.4895in">
        <style:tab-stops/>
      </style:paragraph-properties>
    </style:style>
    <style:style style:name="P5" style:parent-style-name="Standaard" style:family="paragraph">
      <style:paragraph-properties fo:margin-left="0.4895in">
        <style:tab-stops/>
      </style:paragraph-properties>
    </style:style>
    <style:style style:name="P6" style:parent-style-name="Standaard" style:family="paragraph">
      <style:paragraph-properties fo:margin-left="0.4895in">
        <style:tab-stops/>
      </style:paragraph-properties>
    </style:style>
    <style:style style:name="P7" style:parent-style-name="Standaard" style:family="paragraph">
      <style:paragraph-properties fo:margin-left="0.4895in">
        <style:tab-stops/>
      </style:paragraph-properties>
    </style:style>
    <style:style style:name="P8" style:parent-style-name="Standaard" style:family="paragraph">
      <style:paragraph-properties fo:text-align="justify" fo:margin-left="0.4895in">
        <style:tab-stops/>
      </style:paragraph-properties>
    </style:style>
    <style:style style:name="P9" style:parent-style-name="Standaard" style:family="paragraph">
      <style:paragraph-properties fo:text-indent="0.4916in"/>
    </style:style>
    <style:style style:name="P10" style:parent-style-name="Standaard" style:family="paragraph">
      <style:paragraph-properties fo:text-indent="0.4916in"/>
    </style:style>
    <style:style style:name="P11" style:parent-style-name="Standaard" style:family="paragraph">
      <style:paragraph-properties fo:text-indent="0.4916in"/>
    </style:style>
    <style:style style:name="P12" style:parent-style-name="Standaard" style:family="paragraph">
      <style:paragraph-properties fo:text-indent="0.4916in"/>
    </style:style>
    <style:style style:name="P13" style:parent-style-name="Standaard" style:family="paragraph">
      <style:paragraph-properties fo:text-indent="0.4916in"/>
    </style:style>
    <style:style style:name="P14" style:parent-style-name="Standaard" style:family="paragraph">
      <style:paragraph-properties fo:text-indent="0.4916in"/>
    </style:style>
    <style:style style:name="P15" style:parent-style-name="Standaard" style:family="paragraph">
      <style:paragraph-properties fo:margin-left="0.4916in">
        <style:tab-stops/>
      </style:paragraph-properties>
    </style:style>
    <style:style style:name="P16" style:parent-style-name="Standaard" style:family="paragraph">
      <style:paragraph-properties fo:margin-left="0.4895in">
        <style:tab-stops/>
      </style:paragraph-properties>
    </style:style>
  </office:automatic-styles>
  <office:body>
    <office:text text:use-soft-page-breaks="true">
      <text:p text:style-name="P1">Test plan registratie</text:p>
      <text:p text:style-name="P2">Mick Bosman</text:p>
      <text:p text:style-name="P3"/>
      <text:h text:style-name="Kop1" text:outline-level="1">Doel</text:h>
      <text:p text:style-name="Standaard"/>
      <text:p text:style-name="P4">Testen of de registratie goed werkt na het maken van een registratie waarbij rekening is gehouden met verschillende beveiliging checks.</text:p>
      <text:p text:style-name="P5"/>
      <text:h text:style-name="Kop1" text:outline-level="1">Opdracht / opdracht gever</text:h>
      <text:p text:style-name="Standaard"/>
      <text:p text:style-name="P6">We hebben van school de opdracht<text:s/>gekregen om een video box site te maken waarbij we rekening houden met verschillende security features. Ik werk samen met Leander en Silvain. Onze opdracht gever is Simon.</text:p>
      <text:p text:style-name="P7"/>
      <text:h text:style-name="Kop1" text:outline-level="1">Applicatie<text:s/></text:h>
      <text:p text:style-name="Standaard"/>
      <text:p text:style-name="P8">We hebben een registreer systeem gemaakt met verschillende beveiliging<text:s/>checks. Je zou hiermee een account moeten kunnen aanmaken. Wij hebben daarbij goed op de beveiliging gelet. We hebben de volgende beveiliging functies ingebouwd:</text:p>
      <text:p text:style-name="Standaard"><text:tab/>- Check of alles wel is ingevuld</text:p>
      <text:p text:style-name="Standaard"><text:s/><text:tab/>- Check of de email wel klopt</text:p>
      <text:p text:style-name="P9">- Alle<text:s/>invoervelden mogen geen rare tekens bevatten</text:p>
      <text:p text:style-name="P10">- Herhaal wachtwoord</text:p>
      <text:p text:style-name="P11">- Check of de gebruikersnaam niet al bestaat</text:p>
      <text:p text:style-name="P12">- Wachtwoord word weergegeven in bolletjes</text:p>
      <text:p text:style-name="P13">- Wachtwoord hash in de database</text:p>
      <text:p text:style-name="P14">- Email verificatie</text:p>
      <text:h text:style-name="Kop1" text:outline-level="1"/>
      <text:h text:style-name="Kop1" text:outline-level="1"/>
      <text:p text:style-name="Standaard"/>
      <text:soft-page-break/>
      <text:h text:style-name="Kop1" text:outline-level="1">Aanpak</text:h>
      <text:p text:style-name="Standaard"><text:tab/></text:p>
      <text:p text:style-name="P15">Op verschillende manieren accounts aanmaken. We proberen hierbij accounts aan te maken op de manier hoe het niet zou moeten kunnen. Als we hierbij een error krijgen betekend dat dat de applicatie zijn werk doet. Als we wel kunnen inloggen op een foute manier, door bijvoorbeeld een gebruikers naam met rare tekens waardoor we ook de data base in kunnen dat is er iets mis. Hierna kunnen wij hier gericht op handelen</text:p>
      <text:h text:style-name="Kop1" text:outline-level="1"/>
      <text:h text:style-name="Kop1" text:outline-level="1">Conclusie</text:h>
      <text:p text:style-name="Standaard"/>
      <text:p text:style-name="P16">Alle ingebouwde beveiliging functies<text:s/>werken op 1 na. De email verficatie werkt niet omdat de site niet online staat, dit is wel nodig om een email te versturen. Hierdoor is het registreren niet mogelijk omdat de site checkt of alle vereisten zijn voltooid.<text: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Lijstalinea" style:display-name="Lijstalinea" style:family="paragraph" style:parent-style-name="Standaard">
      <style:paragraph-properties fo:margin-bottom="0in" fo:line-height="100%" fo:margin-left="0.5in">
        <style:tab-stops/>
      </style:paragraph-properties>
      <style:text-properties style:font-name="Times New Roman" style:font-name-asian="Times New Roman" fo:font-size="12pt" style:font-size-asian="12pt" style:font-size-complex="12pt" style:language-asian="nl" style:country-asian="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k bosman</meta:initial-creator>
    <dc:creator>mick bosman</dc:creator>
    <meta:creation-date>2021-01-21T20:55:00Z</meta:creation-date>
    <dc:date>2021-01-21T21:20:00Z</dc:date>
    <meta:template xlink:href="Normal.dotm" xlink:type="simple"/>
    <meta:editing-cycles>3</meta:editing-cycles>
    <meta:editing-duration>PT1500S</meta:editing-duration>
    <meta:document-statistic meta:page-count="2" meta:paragraph-count="3" meta:word-count="251" meta:character-count="1633" meta:row-count="11" meta:non-whitespace-character-count="1385"/>
  </office:meta>
</office:document-meta>
</file>